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2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 style:list-style-name="L1">
      <style:paragraph-properties fo:text-align="start" style:justify-single-word="false"/>
    </style:style>
    <style:style style:name="P15" style:family="paragraph" style:parent-style-name="Text_20_body">
      <style:paragraph-properties fo:text-align="center" style:justify-single-word="false"/>
      <style:text-properties fo:font-size="13pt" style:font-size-asian="13pt" style:font-size-complex="1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Spelregels</text:p>
      <text:h text:style-name="Heading_20_1" text:outline-level="1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9">Introductie<text:tab/>2</text:p>
          <text:p text:style-name="P8">Wat leer je?<text:tab/>2</text:p>
          <text:p text:style-name="P9">Opbouw Edu-Documenten<text:tab/>2</text:p>
          <text:p text:style-name="P8">Indeling<text:tab/>2</text:p>
          <text:p text:style-name="P8">Gebruiksaanwijzing<text:tab/>3</text:p>
          <text:p text:style-name="P9">Tips<text:tab/>3</text:p>
          <text:p text:style-name="P9">Samenvatting<text:tab/>3</text:p>
        </text:index-body>
      </text:table-of-content>
      <text:p text:style-name="P2"/>
      <text:p text:style-name="P3"/>
      <text:h text:style-name="Heading_20_2" text:outline-level="2"/>
      <text:h text:style-name="Heading_20_2" text:outline-level="2"/>
      <text:h text:style-name="P7" text:outline-level="1">Introductie</text:h>
      <text:p text:style-name="P12"/>
      <text:p text:style-name="P15">In dit document leggen we je de opbouw van de <text:span text:style-name="T1">edu-documenten</text:span> uit. </text:p>
      <text:p text:style-name="P15">Een edu-document is het open-office bestand die iedere front-end challenge uitlegt. </text:p>
      <text:p text:style-name="P15">In dit document leggen we je de opbouw van alle andere documenten uit.</text:p>
      <text:h text:style-name="P11" text:outline-level="2">Wat leer je?</text:h>
      <text:p text:style-name="P12"><text:span text:style-name="T3"/></text:p>
      <text:list xml:id="list1777938148713688640" text:style-name="L1">
        <text:list-item>
          <text:p text:style-name="P14"><text:span text:style-name="T3">Hoe de edu-documenten zijn opgebouwd</text:span></text:p>
        </text:list-item>
        <text:list-item>
          <text:p text:style-name="P14"><text:span text:style-name="T3">Hoe je deze documenten moet lezen</text:span></text:p>
        </text:list-item>
        <text:list-item>
          <text:p text:style-name="P14"><text:span text:style-name="T3">Een aantal tips voor als je bezig gaat met je eerste opdracht</text:span></text:p>
        </text:list-item>
      </text:list>
      <text:p text:style-name="P13"><text:span text:style-name="T3"/></text:p>
      <text:h text:style-name="P6" text:outline-level="1"><text:span text:style-name="T3">Opbouw Edu-Documenten</text:span></text:h>
      <text:p text:style-name="P12"><text:span text:style-name="T3"/></text:p>
      <text:p text:style-name="P15"><text:span text:style-name="T3">Iedere opdracht bevat een uitleg, genaamd een Edu-document. </text:span></text:p>
      <text:p text:style-name="P15"><text:span text:style-name="T3">Hier leer je hoe deze zijn opgebouwd</text:span></text:p>
      <text:p text:style-name="P15"><text:span text:style-name="T3"/></text:p>
      <text:h text:style-name="P10" text:outline-level="2"><text:span text:style-name="T3">Indeling</text:span></text:h>
      <text:p text:style-name="P12"><text:span text:style-name="T3"/></text:p>
      <text:p text:style-name="P12"><text:span text:style-name="T3">Ieder document bevat een inleiding van de opdracht, </text:span></text:p>
      <text:p text:style-name="P12"><text:span text:style-name="T3">gevolgd door een middenstuk en een slot stuk</text:span></text:p>
      <text:p text:style-name="P12"><text:span text:style-name="T3"/></text:p>
      <text:p text:style-name="P15"><text:span text:style-name="T3">In de inleiding staat wat je leert en welke </text:span><text:span text:style-name="T2">syntax </text:span><text:span text:style-name="T3">(structuur) je moet gebruiken</text:span></text:p>
      <text:p text:style-name="P15"><text:span text:style-name="T3">In het middenstuk staat hoe je de opdracht moet maken en hoe die er uiteindelijk uit ziet</text:span></text:p>
      <text:p text:style-name="P15"><text:span text:style-name="T3">In het slot stuk staat samengevat wat je geleerd hebt na het maken van de opdracht</text:span></text:p>
      <text:p text:style-name="P15"><text:span text:style-name="T3"/></text:p>
      <text:p text:style-name="P15"><text:span text:style-name="T3">In ieder document kom je icoontjes tegen. Deze icoontjes geven aan wat de bedoeling is van de bijbehorende text.</text:span></text:p>
      <text:p text:style-name="P12"><text:span text:style-name="T3"/></text:p>
      <text:p text:style-name="P12"><text:span text:style-name="T3">[insert icon] = [Theorie]</text:span></text:p>
      <text:p text:style-name="P12"><text:span text:style-name="T3">[insert icon] =<text:tab/>[Almanak]</text:span></text:p>
      <text:p text:style-name="P12"><text:span text:style-name="T3">[insert icon] =<text:tab/>[Video]</text:span></text:p>
      <text:p text:style-name="P12"><text:span text:style-name="T3"/></text:p>
      <text:h text:style-name="P10" text:outline-level="2"><text:soft-page-break/><text:span text:style-name="T3"/></text:h>
      <text:h text:style-name="P10" text:outline-level="2"><text:span text:style-name="T3">Gebruiksaanwijzing</text:span></text:h>
      <text:p text:style-name="P12"><text:span text:style-name="T3"/></text:p>
      <text:h text:style-name="P6" text:outline-level="1"><text:span text:style-name="T3">Tips</text:span></text:h>
      <text:p text:style-name="P12"><text:span text:style-name="T3"/></text:p>
      <text:h text:style-name="P6" text:outline-level="1"><text:span text:style-name="T3">Samenvatting</text:span></text:h>
      <text:p text:style-name="P1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lz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k Esselbrugge</meta:initial-creator>
    <meta:creation-date>2023-02-03T11:57:22.29</meta:creation-date>
    <dc:date>2023-02-06T13:18:02.49</dc:date>
    <meta:editing-duration>PT3H30S</meta:editing-duration>
    <meta:editing-cycles>6</meta:editing-cycles>
    <meta:generator>OpenOffice/4.1.12$Win32 OpenOffice.org_project/4112m1$Build-9809</meta:generator>
    <meta:document-statistic meta:table-count="0" meta:image-count="0" meta:object-count="0" meta:page-count="3" meta:paragraph-count="34" meta:word-count="202" meta:character-count="1200"/>
  </office:meta>
</office:document-meta>
</file>